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roman" style:font-pitch="variable"/>
    <style:font-face style:name="Liberation Sans1" svg:font-family="'Liberation Sans', Arial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7mm"/>
    </style:style>
    <style:style style:name="co2" style:family="table-column">
      <style:table-column-properties fo:break-before="auto" style:column-width="40.32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42mm"/>
    </style:style>
    <style:style style:name="co8" style:family="table-column">
      <style:table-column-properties fo:break-before="auto" style:column-width="49.37mm"/>
    </style:style>
    <style:style style:name="co9" style:family="table-column">
      <style:table-column-properties fo:break-before="auto" style:column-width="40.16mm"/>
    </style:style>
    <style:style style:name="co10" style:family="table-column">
      <style:table-column-properties fo:break-before="auto" style:column-width="67.56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31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6.3mm" fo:break-before="auto" style:use-optimal-row-height="true"/>
    </style:style>
    <style:style style:name="ro3" style:family="table-row">
      <style:table-row-properties style:row-height="16.79mm" fo:break-before="auto" style:use-optimal-row-height="true"/>
    </style:style>
    <style:style style:name="ro4" style:family="table-row">
      <style:table-row-properties style:row-height="13.58mm" fo:break-before="auto" style:use-optimal-row-height="true"/>
    </style:style>
    <style:style style:name="ro5" style:family="table-row">
      <style:table-row-properties style:row-height="19.72mm" fo:break-before="auto" style:use-optimal-row-height="true"/>
    </style:style>
    <style:style style:name="ro6" style:family="table-row">
      <style:table-row-properties style:row-height="22.79mm" fo:break-before="auto" style:use-optimal-row-height="true"/>
    </style:style>
    <style:style style:name="ro7" style:family="table-row">
      <style:table-row-properties style:row-height="13.3mm" fo:break-before="auto" style:use-optimal-row-height="true"/>
    </style:style>
    <style:style style:name="ro8" style:family="table-row">
      <style:table-row-properties style:row-height="10.07mm" fo:break-before="auto" style:use-optimal-row-height="true"/>
    </style:style>
    <style:style style:name="ro9" style:family="table-row">
      <style:table-row-properties style:row-height="16.51mm" fo:break-before="auto" style:use-optimal-row-height="true"/>
    </style:style>
    <style:style style:name="ro10" style:family="table-row">
      <style:table-row-properties style:row-height="15.49mm" fo:break-before="auto" style:use-optimal-row-height="true"/>
    </style:style>
    <style:style style:name="ro11" style:family="table-row">
      <style:table-row-properties style:row-height="5.54mm" fo:break-before="auto" style:use-optimal-row-height="true"/>
    </style:style>
    <style:style style:name="ro12" style:family="table-row">
      <style:table-row-properties style:row-height="13mm" fo:break-before="auto" style:use-optimal-row-height="true"/>
    </style:style>
    <style:style style:name="ro13" style:family="table-row">
      <style:table-row-properties style:row-height="8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fo:border="0.06pt solid #000000"/>
      <style:text-properties fo:font-size="6pt" style:font-size-asian="6pt" style:font-size-complex="6pt"/>
    </style:style>
    <style:style style:name="ce2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dddddd" fo:border="0.06pt solid #000000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fo:font-size="6pt" style:font-name-asian="Noto Sans CJK SC Regular" style:font-size-asian="6pt" style:font-name-complex="FreeSans" style:font-size-complex="6pt"/>
    </style:style>
    <style:style style:name="ce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6666ff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Sans" fo:font-size="6pt" style:font-name-asian="Noto Sans CJK SC Regular" style:font-size-asian="6pt" style:font-name-complex="FreeSans" style:font-size-complex="6pt"/>
    </style:style>
    <style:style style:name="ce10" style:family="table-cell" style:parent-style-name="Default">
      <style:table-cell-properties fo:border="0.06pt solid #000000"/>
      <style:text-properties style:font-name="Liberation Sans" fo:font-size="6pt" style:font-name-asian="Noto Sans CJK SC Regular" style:font-size-asian="6pt" style:font-name-complex="FreeSans" style:font-size-complex="6pt"/>
    </style:style>
    <style:style style:name="ce11" style:family="table-cell" style:parent-style-name="Default">
      <style:table-cell-properties fo:background-color="#6666ff" fo:border="0.06pt solid #000000"/>
      <style:text-properties style:font-name="Liberation Sans" fo:font-size="6pt" style:font-name-asian="Noto Sans CJK SC Regular" style:font-size-asian="6pt" style:font-name-complex="FreeSans" style:font-size-complex="6pt"/>
    </style:style>
    <style:style style:name="ce12" style:family="table-cell" style:parent-style-name="Default">
      <style:table-cell-properties fo:background-color="#eeeeee" fo:border="0.06pt solid #000000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eeeeee" fo:border="0.06pt solid #000000"/>
      <style:text-properties style:font-name="Liberation Sans" fo:font-size="6pt" style:font-name-asian="Noto Sans CJK SC Regular" style:font-size-asian="6pt" style:font-name-complex="FreeSans" style:font-size-complex="6pt"/>
    </style:style>
    <style:style style:name="T1" style:family="text">
      <style:text-properties fo:font-size="8pt" style:font-size-asian="8pt" style:font-size-complex="8pt" style:font-name="Liberation Sans;Arial" style:letter-kerning="true" style:country-asian="IN" style:font-name-asian="FreeSans"/>
    </style:style>
    <style:style style:name="T2" style:family="text">
      <style:text-properties style:font-name="Liberation Sans;Arial" style:country-asian="IN" style:font-size-asian="8pt" fo:font-weight="normal" style:text-underline-style="none" style:text-underline-color="font-color" style:text-line-through-type="none" fo:font-style="normal" style:text-outline="false" fo:text-shadow="none" fo:country="BR" style:font-weight-asian="normal" style:font-weight-complex="normal" style:font-style-asian="normal" style:font-style-complex="normal" style:text-emphasize="none" fo:font-size="8pt" style:font-size-complex="8pt" style:letter-kerning="true" style:font-name-asian="FreeSans"/>
    </style:style>
    <style:style style:name="T3" style:family="text">
      <style:text-properties style:font-name="Liberation Sans;Arial" style:country-asian="IN" style:font-size-asian="8pt" fo:font-size="8pt" style:font-size-complex="8pt" style:letter-kerning="true" style:font-name-asian="FreeSans"/>
    </style:style>
    <style:style style:name="T4" style:family="text">
      <style:text-properties fo:text-shadow="none" style:text-line-through-type="none" fo:font-size="8pt" style:text-emphasize="none" style:font-style-asian="normal" fo:font-style="normal" fo:country="BR" style:font-size-asian="8pt" style:country-asian="IN" fo:font-weight="normal" style:font-name-asian="FreeSans" style:font-weight-complex="normal" style:text-underline-style="none" style:text-underline-color="font-color" style:font-style-complex="normal" style:text-outline="false" style:font-name="Liberation Sans;Arial" style:font-size-complex="8pt" style:font-weight-asian="normal" style:letter-kerning="true"/>
    </style:style>
    <style:style style:name="T5" style:family="text">
      <style:text-properties fo:text-shadow="none" style:text-line-through-type="none" fo:font-size="8pt" style:text-emphasize="none" style:font-style-asian="normal" fo:font-style="normal" fo:country="BR" style:font-size-asian="8pt" style:country-asian="IN" fo:font-weight="normal" style:font-name-asian="FreeSans" style:font-weight-complex="normal" style:text-underline-style="none" style:text-underline-color="font-color" style:font-style-complex="normal" style:text-outline="false" style:font-size-complex="8pt" style:font-weight-asian="normal" style:letter-kerning="true" style:font-name="FreeSans"/>
    </style:style>
    <style:style style:name="T6" style:family="text">
      <style:text-properties fo:font-size="8pt" style:font-size-asian="8pt" style:country-asian="IN" style:font-name-asian="FreeSans" style:font-size-complex="8pt" style:letter-kerning="true" style:font-name=""/>
    </style:style>
    <style:style style:name="T7" style:family="text">
      <style:text-properties fo:font-size="8pt" style:font-size-asian="8pt" style:country-asian="IN" style:font-name-asian="FreeSans" style:font-size-complex="8pt" style:letter-kerning="true" style:text-outline="false" fo:text-shadow="none" style:text-emphasize="none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style:font-name="FreeSans" fo:country="BR"/>
    </style:style>
    <style:style style:name="T8" style:family="text">
      <style:text-properties style:font-name="FreeSans" style:country-asian="IN" style:font-size-asian="8pt" fo:font-weight="normal" style:text-underline-style="none" style:text-underline-color="font-color" style:text-line-through-type="none" fo:font-style="normal" style:text-outline="false" fo:text-shadow="none" fo:country="BR" style:font-weight-asian="normal" style:font-weight-complex="normal" style:font-style-asian="normal" style:font-style-complex="normal" style:text-emphasize="none" fo:font-size="8pt" style:font-size-complex="8pt" style:letter-kerning="true" style:font-name-asian="FreeSans"/>
    </style:style>
    <style:style style:name="T9" style:family="text">
      <style:text-properties style:font-name="FreeSans" style:country-asian="IN" style:font-size-asian="8pt" fo:font-size="8pt" style:font-size-complex="8pt" style:letter-kerning="true" style:font-name-asian="FreeSans"/>
    </style:style>
    <style:style style:name="T10" style:family="text">
      <style:text-properties fo:font-size="8pt" style:font-size-asian="8pt" style:font-size-complex="8pt" style:font-name="FreeSans" style:letter-kerning="true" style:country-asian="IN" style:font-name-asian="FreeSans"/>
    </style:style>
    <style:style style:name="T11" style:family="text">
      <style:text-properties fo:font-size="8pt" style:font-size-asian="8pt" style:font-size-complex="8pt" style:font-name="Liberation Sans;Arial" style:letter-kerning="true" style:country-asian="IN" style:font-name-asian="FreeSans" style:font-name-complex="FreeSans"/>
    </style:style>
    <style:style style:name="T12" style:family="text">
      <style:text-properties style:font-name-complex="FreeSans" style:font-name-asian="FreeSans" style:letter-kerning="true" style:font-size-complex="8pt" fo:font-size="8pt" style:font-name="Liberation Sans;Arial" style:font-size-asian="8pt" style:country-asian="IN"/>
    </style:style>
    <style:style style:name="T13" style:family="text">
      <style:text-properties style:font-name-asian="FreeSans" style:country-asian="IN" style:font-name-complex="FreeSans" fo:text-shadow="none" fo:font-size="8pt" style:text-emphasize="none" style:font-style-asian="normal" fo:font-style="normal" fo:country="BR" style:font-size-asian="8pt" fo:color="#000000" style:text-underline-style="none" style:text-underline-color="font-color" style:font-style-complex="normal" style:text-outline="false" style:font-name="Liberation Sans;Arial" style:font-size-complex="8pt" style:font-weight-asian="normal" style:letter-kerning="true" style:text-line-through-type="none" fo:font-weight="normal" style:font-weight-complex="normal"/>
    </style:style>
    <style:style style:name="T14" style:family="text">
      <style:text-properties style:font-name-asian="FreeSans" style:country-asian="IN" style:font-name-complex="FreeSans" fo:text-shadow="none" fo:font-size="8pt" style:text-emphasize="none" style:font-style-asian="normal" fo:font-style="normal" fo:country="BR" style:font-size-asian="8pt" fo:color="#000000" style:text-underline-style="none" style:text-underline-color="font-color" style:font-style-complex="normal" style:text-outline="false" style:font-size-complex="8pt" style:font-weight-asian="normal" style:letter-kerning="true" style:text-line-through-type="none" fo:font-weight="normal" style:font-weight-complex="normal" style:font-name="FreeSans"/>
    </style:style>
    <style:style style:name="T15" style:family="text">
      <style:text-properties style:font-name-asian="FreeSans" style:country-asian="IN" style:font-name-complex="FreeSans" fo:font-size="8pt" style:font-size-asian="8pt" style:font-size-complex="8pt" style:letter-kerning="true" style:font-name=""/>
    </style:style>
    <style:style style:name="T16" style:family="text">
      <style:text-properties style:font-name-asian="FreeSans" style:country-asian="IN" style:font-name-complex="FreeSans" fo:font-size="8pt" style:font-size-asian="8pt" style:font-size-complex="8pt" style:letter-kerning="true" style:text-outline="false" fo:text-shadow="none" style:text-emphasize="none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style:font-name="FreeSans" fo:color="#000000" fo:country="BR"/>
    </style:style>
    <style:style style:name="T17" style:family="text">
      <style:text-properties fo:color="#000000" style:font-name-complex="FreeSans" style:font-name-asian="FreeSans" style:letter-kerning="true" style:font-size-complex="8pt" fo:font-size="8pt" style:text-emphasize="none" style:font-style-complex="normal" style:font-style-asian="normal" style:font-weight-complex="normal" style:font-weight-asian="normal" style:font-name="FreeSans" fo:country="BR" fo:text-shadow="none" style:text-outline="false" fo:font-style="normal" style:text-line-through-type="none" style:text-underline-style="none" style:text-underline-color="font-color" fo:font-weight="normal" style:font-size-asian="8pt" style:country-asian="IN"/>
    </style:style>
    <style:style style:name="T18" style:family="text">
      <style:text-properties style:font-name-complex="FreeSans" style:font-name-asian="FreeSans" style:letter-kerning="true" style:font-size-complex="8pt" fo:font-size="8pt" style:font-name="FreeSans" style:font-size-asian="8pt" style:country-asian="IN"/>
    </style:style>
    <style:style style:name="T19" style:family="text">
      <style:text-properties fo:font-size="8pt" style:font-size-asian="8pt" style:font-size-complex="8pt" style:font-name="FreeSans" style:letter-kerning="true" style:country-asian="IN" style:font-name-asian="FreeSans" style:font-name-complex="FreeSans"/>
    </style:style>
    <style:style style:name="T20" style:family="text">
      <style:text-properties style:text-emphasize="none" fo:font-style="normal" style:letter-kerning="true" style:text-line-through-type="none" fo:font-weight="normal" style:country-asian="IN" style:font-name-complex="FreeSans" style:font-size-asian="8pt" style:font-style-asian="normal" style:font-name="Liberation Sans;Arial" style:font-size-complex="8pt" fo:text-shadow="none" style:font-name-asian="FreeSans" fo:color="#000000" style:font-weight-complex="normal" style:text-underline-style="none" style:text-underline-color="font-color" style:font-style-complex="normal" style:text-outline="false" style:font-weight-asian="normal" fo:country="BR" fo:font-size="8pt"/>
    </style:style>
    <style:style style:name="T21" style:family="text">
      <style:text-properties style:text-emphasize="none" fo:font-style="normal" style:letter-kerning="true" style:text-line-through-type="none" fo:font-weight="normal" style:country-asian="IN" style:font-name-complex="FreeSans" style:font-size-asian="8pt" style:font-style-asian="normal" style:font-size-complex="8pt" fo:text-shadow="none" style:font-name-asian="FreeSans" fo:color="#000000" style:font-weight-complex="normal" style:text-underline-style="none" style:text-underline-color="font-color" style:font-style-complex="normal" style:text-outline="false" style:font-weight-asian="normal" fo:country="BR" fo:font-size="8pt" style:font-name="FreeSans"/>
    </style:style>
    <style:style style:name="T22" style:family="text">
      <style:text-properties style:text-emphasize="none" fo:font-style="normal" style:letter-kerning="true" style:text-line-through-type="none" fo:font-weight="normal" style:country-asian="IN" style:font-name-complex="FreeSans" style:font-size-asian="8pt" style:font-style-asian="normal" style:font-size-complex="8pt" fo:text-shadow="none" style:font-name-asian="FreeSans" fo:color="#000000" style:font-weight-complex="normal" style:text-underline-style="none" style:text-underline-color="font-color" style:font-style-complex="normal" style:text-outline="false" style:font-weight-asian="normal" fo:country="BR" fo:font-size="8pt" style:font-name=""/>
    </style:style>
    <style:style style:name="T23" style:family="text">
      <style:text-properties style:country-asian="IN" style:font-size-asian="8pt" style:font-name="FreeSans" fo:font-size="8pt" style:font-size-complex="8pt" style:letter-kerning="true" style:font-name-asian="FreeSans" style:font-name-complex="FreeSans" fo:color="#000000" fo:font-weight="normal" style:text-underline-style="none" style:text-underline-color="font-color" style:text-line-through-type="none" fo:font-style="normal" style:text-outline="false" fo:text-shadow="none" fo:country="BR" style:font-weight-asian="normal" style:font-weight-complex="normal" style:font-style-asian="normal" style:font-style-complex="normal" style:text-emphasize="none"/>
    </style:style>
    <style:style style:name="T24" style:family="text">
      <style:text-properties style:country-asian="IN" style:font-size-asian="8pt" style:font-name="FreeSans" fo:font-size="8pt" style:font-size-complex="8pt" style:letter-kerning="true" style:font-name-asian="FreeSans" style:font-name-complex="FreeSans"/>
    </style:style>
    <style:style style:name="T25" style:family="text">
      <style:text-properties fo:color="#000000" style:font-name-complex="FreeSans" style:font-name-asian="FreeSans" style:letter-kerning="true" style:font-size-complex="8pt" fo:font-size="8pt" style:text-emphasize="none" style:font-style-complex="normal" style:font-style-asian="normal" style:font-weight-complex="normal" style:font-weight-asian="normal" style:font-name="Liberation Sans;Arial" fo:country="BR" fo:text-shadow="none" style:text-outline="false" fo:font-style="normal" style:text-line-through-type="none" style:text-underline-style="none" style:text-underline-color="font-color" fo:font-weight="normal" style:font-size-asian="8pt" style:country-asian="IN"/>
    </style:style>
    <style:style style:name="T26" style:family="text">
      <style:text-properties style:font-style-complex="normal" style:letter-kerning="true" style:font-size-asian="8pt" fo:country="BR" fo:font-style="normal" style:font-style-asian="normal" style:text-emphasize="none" fo:font-size="8pt" style:font-name-complex="FreeSans" fo:font-weight="normal" style:font-name-asian="FreeSans" style:font-weight-complex="normal" style:text-underline-style="none" style:text-underline-color="font-color" fo:text-shadow="none" style:text-outline="false" style:font-name="Liberation Sans;Arial" style:font-size-complex="8pt" style:font-weight-asian="normal" style:text-line-through-type="none" style:country-asian="IN" fo:color="#000000"/>
    </style:style>
    <style:style style:name="T27" style:family="text">
      <style:text-properties style:font-style-complex="normal" style:letter-kerning="true" style:font-size-asian="8pt" fo:country="BR" fo:font-style="normal" style:font-style-asian="normal" style:text-emphasize="none" fo:font-size="8pt" style:font-name-complex="FreeSans" fo:font-weight="normal" style:font-name-asian="FreeSans" style:font-weight-complex="normal" style:text-underline-style="none" style:text-underline-color="font-color" fo:text-shadow="none" style:text-outline="false" style:font-size-complex="8pt" style:font-weight-asian="normal" style:text-line-through-type="none" style:country-asian="IN" fo:color="#000000" style:font-name="FreeSans"/>
    </style:style>
    <style:style style:name="T28" style:family="text">
      <style:text-properties style:font-style-complex="normal" style:letter-kerning="true" style:font-size-asian="8pt" fo:country="BR" fo:font-style="normal" style:font-style-asian="normal" style:text-emphasize="none" fo:font-size="8pt" style:font-name-complex="FreeSans" fo:font-weight="normal" style:font-name-asian="FreeSans" style:font-weight-complex="normal" style:text-underline-style="none" style:text-underline-color="font-color" fo:text-shadow="none" style:text-outline="false" style:font-size-complex="8pt" style:font-weight-asian="normal" style:text-line-through-type="none" style:country-asian="IN" fo:color="#000000" style:font-name=""/>
    </style:style>
    <style:style style:name="T29" style:family="text">
      <style:text-properties style:letter-kerning="true" style:font-size-asian="8pt" fo:font-size="8pt" style:font-name-complex="FreeSans" style:font-name-asian="FreeSans" style:font-size-complex="8pt" style:country-asian="IN" fo:color="#000000" style:font-name="FreeSans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 style:text-emphasize="none" fo:text-shadow="none" style:text-outline="false" fo:country="BR"/>
    </style:style>
    <style:style style:name="T30" style:family="text">
      <style:text-properties style:font-name="Liberation Sans;Arial" style:letter-kerning="true" style:country-asian="IN" style:font-name-asian="FreeSans" fo:font-size="8pt" style:font-size-asian="8pt" style:font-size-complex="8pt"/>
    </style:style>
    <style:style style:name="T31" style:family="text">
      <style:text-properties style:country-asian="IN" style:font-size-asian="8pt" style:font-name-asian="FreeSans" style:font-name="Liberation Sans;Arial" fo:font-weight="normal" style:text-underline-style="none" style:text-underline-color="font-color" style:text-line-through-type="none" fo:font-style="normal" style:text-outline="false" fo:text-shadow="none" style:letter-kerning="true" style:font-weight-asian="normal" style:font-weight-complex="normal" style:font-style-asian="normal" style:font-style-complex="normal" style:text-emphasize="none" fo:country="BR" fo:font-size="8pt" style:font-size-complex="8pt"/>
    </style:style>
    <style:style style:name="T32" style:family="text">
      <style:text-properties style:country-asian="IN" style:font-size-asian="8pt" style:font-name-asian="FreeSans" style:font-name="Liberation Sans;Arial" style:letter-kerning="true" fo:font-size="8pt" style:font-size-complex="8pt"/>
    </style:style>
    <style:style style:name="T33" style:family="text">
      <style:text-properties style:font-name="Liberation Sans;Arial" style:letter-kerning="true" style:country-asian="IN" style:font-name-asian="FreeSans" fo:font-size="8pt" style:font-size-asian="8pt" style:font-size-complex="8pt" style:font-name-complex="FreeSans"/>
    </style:style>
    <style:style style:name="T34" style:family="text">
      <style:text-properties fo:color="#000000" style:font-name-complex="FreeSans" style:font-size-complex="8pt" fo:font-size="8pt" fo:country="BR" style:text-emphasize="none" style:font-style-complex="normal" style:font-style-asian="normal" style:font-weight-complex="normal" style:font-weight-asian="normal" style:letter-kerning="true" style:country-asian="IN" fo:text-shadow="none" style:text-outline="false" fo:font-style="normal" style:text-line-through-type="none" style:text-underline-style="none" style:text-underline-color="font-color" fo:font-weight="normal" style:font-name="Liberation Sans;Arial" style:font-name-asian="FreeSans" style:font-size-asian="8pt"/>
    </style:style>
    <style:style style:name="T35" style:family="text">
      <style:text-properties style:font-name-complex="FreeSans" style:font-size-complex="8pt" fo:font-size="8pt" style:letter-kerning="true" style:country-asian="IN" style:font-name="Liberation Sans;Arial" style:font-name-asian="FreeSans" style:font-size-asian="8pt"/>
    </style:style>
    <style:style style:name="T36" style:family="text">
      <style:text-properties style:font-name-complex="FreeSans" style:font-size-complex="8pt" fo:font-size="8pt" style:letter-kerning="true" style:country-asian="IN" style:font-name-asian="FreeSans" style:font-size-asian="8pt" fo:color="#000000" style:text-emphasize="none" style:font-style-complex="normal" style:font-style-asian="normal" style:font-weight-complex="normal" style:font-weight-asian="normal" style:font-name="FreeSans" fo:country="BR" fo:text-shadow="none" style:text-outline="false" fo:font-style="normal" style:text-line-through-type="none" style:text-underline-style="none" style:text-underline-color="font-color" fo:font-weight="normal"/>
    </style:style>
    <style:style style:name="T37" style:family="text">
      <style:text-properties style:font-name-complex="FreeSans" style:font-size-complex="8pt" fo:font-size="8pt" style:letter-kerning="true" style:country-asian="IN" style:font-name-asian="FreeSans" style:font-size-asian="8pt" style:font-name="FreeSans"/>
    </style:style>
    <style:style style:name="T38" style:family="text">
      <style:text-properties fo:font-style="normal" style:font-name-complex="FreeSans" style:text-emphasize="none" style:font-style-complex="normal" style:font-style-asian="normal" style:font-weight-complex="normal" style:font-weight-asian="normal" fo:color="#000000" fo:country="BR" fo:text-shadow="none" style:text-outline="false" style:country-asian="IN" style:text-line-through-type="none" style:text-underline-style="none" style:text-underline-color="font-color" fo:font-weight="normal" style:font-name="FreeSans" style:font-name-asian="FreeSans" style:letter-kerning="true" style:font-size-complex="8pt" fo:font-size="8pt" style:font-size-asian="8pt"/>
    </style:style>
    <style:style style:name="T39" style:family="text">
      <style:text-properties style:font-name-complex="FreeSans" style:country-asian="IN" style:font-name="FreeSans" style:font-name-asian="FreeSans" style:letter-kerning="true" style:font-size-complex="8pt" fo:font-size="8pt" style:font-size-asian="8pt"/>
    </style:style>
    <style:style style:name="T40" style:family="text">
      <style:text-properties fo:color="#000000" style:font-size-asian="8pt" style:font-name-asian="FreeSans" style:font-name="Liberation Sans;Arial" fo:font-weight="normal" style:text-underline-style="none" style:text-underline-color="font-color" style:text-line-through-type="none" fo:font-style="normal" style:text-outline="false" fo:text-shadow="none" style:letter-kerning="true" style:country-asian="IN" style:font-weight-asian="normal" style:font-weight-complex="normal" style:font-style-asian="normal" style:font-style-complex="normal" style:text-emphasize="none" fo:country="BR" fo:font-size="8pt" style:font-size-complex="8pt" style:font-name-complex="FreeSans"/>
    </style:style>
    <style:style style:name="T41" style:family="text">
      <style:text-properties style:font-size-asian="8pt" style:font-name-asian="FreeSans" style:font-name="Liberation Sans;Arial" style:letter-kerning="true" style:country-asian="IN" fo:font-size="8pt" style:font-size-complex="8pt" style:font-name-complex="FreeSans"/>
    </style:style>
    <style:style style:name="T42" style:family="text">
      <style:text-properties style:font-name="Liberation Sans;Arial" style:country-asian="IN" style:font-size-asian="8pt" fo:font-size="8pt" style:font-size-complex="8pt" style:letter-kerning="true" style:font-name-asian="FreeSans" style:font-name-complex="FreeSans"/>
    </style:style>
    <style:style style:name="T43" style:family="text">
      <style:text-properties style:font-name="FreeSans" style:country-asian="IN" style:font-size-asian="8pt" fo:font-size="8pt" style:font-size-complex="8pt" style:letter-kerning="true" style:font-name-asian="FreeSans" style:font-name-complex="FreeSans"/>
    </style:style>
    <style:style style:name="T44" style:family="text">
      <style:text-properties style:font-name-asian="Noto Sans CJK SC Regular" style:font-name-complex="FreeSans"/>
    </style:style>
    <style:style style:name="T45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nde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Body(Request)</text:p>
          </table:table-cell>
          <table:table-cell table:style-name="ce1" office:value-type="string" calcext:value-type="string">
            <text:p>Database Query</text:p>
          </table:table-cell>
          <table:table-cell table:style-name="ce1" office:value-type="string" calcext:value-type="string">
            <text:p>Body(Respon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user/signup</text:p>
          </table:table-cell>
          <table:table-cell office:value-type="string" calcext:value-type="string">
            <text:p>Page 2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/user/signin</text:p>
          </table:table-cell>
          <table:table-cell table:style-name="ce3" office:value-type="string" calcext:value-type="string">
            <text:p>Page 2</text:p>
          </table:table-cell>
          <table:table-cell table:style-name="ce3" office:value-type="string" calcext:value-type="string">
            <text:p>Page 3</text:p>
          </table:table-cell>
          <table:table-cell table:style-name="ce3"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dmin/signup</text:p>
          </table:table-cell>
          <table:table-cell office:value-type="string" calcext:value-type="string">
            <text:p>Page 2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/admin/signin</text:p>
          </table:table-cell>
          <table:table-cell table:style-name="ce3" office:value-type="string" calcext:value-type="string">
            <text:p>Page 2</text:p>
          </table:table-cell>
          <table:table-cell table:style-name="ce3" office:value-type="string" calcext:value-type="string">
            <text:p>Page 3</text:p>
          </table:table-cell>
          <table:table-cell table:style-name="ce3"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goods/sale</text:p>
          </table:table-cell>
          <table:table-cell office:value-type="string" calcext:value-type="string">
            <text:p>Page 2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goods/buy</text:p>
          </table:table-cell>
          <table:table-cell table:style-name="ce4" office:value-type="string" calcext:value-type="string">
            <text:p>----------------</text:p>
          </table:table-cell>
          <table:table-cell table:style-name="ce3" office:value-type="string" calcext:value-type="string">
            <text:p>Page 3</text:p>
          </table:table-cell>
          <table:table-cell table:style-name="ce3"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goods/update</text:p>
          </table:table-cell>
          <table:table-cell office:value-type="string" calcext:value-type="string">
            <text:p>Page 2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/goods/delete</text:p>
          </table:table-cell>
          <table:table-cell table:style-name="ce3" office:value-type="string" calcext:value-type="string">
            <text:p>Page 2</text:p>
          </table:table-cell>
          <table:table-cell table:style-name="ce3" office:value-type="string" calcext:value-type="string">
            <text:p>Page 3</text:p>
          </table:table-cell>
          <table:table-cell table:style-name="ce3"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goods/cart</text:p>
          </table:table-cell>
          <table:table-cell office:value-type="string" calcext:value-type="string">
            <text:p>Page 2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goods/list</text:p>
          </table:table-cell>
          <table:table-cell table:style-name="ce3" office:value-type="string" calcext:value-type="string">
            <text:p>-------------------</text:p>
          </table:table-cell>
          <table:table-cell table:style-name="ce3" office:value-type="string" calcext:value-type="string">
            <text:p>Page 3</text:p>
          </table:table-cell>
          <table:table-cell table:style-name="ce3"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oods/search/?goods_name=capa_cel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UT</text:p>
          </table:table-cell>
          <table:table-cell table:style-name="ce4" office:value-type="string" calcext:value-type="string">
            <text:p>/admin/delete_user</text:p>
          </table:table-cell>
          <table:table-cell table:style-name="ce3" office:value-type="string" calcext:value-type="string">
            <text:p>Page 2</text:p>
          </table:table-cell>
          <table:table-cell table:style-name="ce3" office:value-type="string" calcext:value-type="string">
            <text:p>Page 3</text:p>
          </table:table-cell>
          <table:table-cell table:style-name="ce3"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dmin/goods_list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Page 3</text:p>
          </table:table-cell>
          <table:table-cell office:value-type="string" calcext:value-type="string">
            <text:p>Page 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/goods/invoice</text:p>
          </table:table-cell>
          <table:table-cell table:style-name="ce3" office:value-type="string" calcext:value-type="string">
            <text:p>-------------------</text:p>
          </table:table-cell>
          <table:table-cell table:style-name="ce3" office:value-type="string" calcext:value-type="string">
            <text:p>Page 3</text:p>
          </table:table-cell>
          <table:table-cell table:style-name="ce3" office:value-type="string" calcext:value-type="string">
            <text:p>Page 4</text:p>
          </table:table-cell>
          <table:table-cell table:number-columns-repeated="2"/>
        </table:table-row>
      </table:table>
      <table:table table:name="Body(Request)" table:style-name="ta1">
        <table:table-column table:style-name="co7" table:default-cell-style-name="ce7"/>
        <table:table-column table:style-name="co8" table:default-cell-style-name="ce2"/>
        <table:table-row table:style-name="ro1"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BODY(Request)</text:p>
          </table:table-cell>
        </table:table-row>
        <table:table-row table:style-name="ro2">
          <table:table-cell office:value-type="string" calcext:value-type="string">
            <text:p>/user/signup</text:p>
          </table:table-cell>
          <table:table-cell office:value-type="string" calcext:value-type="string">
            <text:p><text:span text:style-name="T1">{</text:span></text:p>
            <text:p><text:span text:style-name="T2">“</text:span><text:span text:style-name="T3">Name”: ”Ruan”,</text:span></text:p>
            <text:p><text:span text:style-name="T2">”</text:span><text:span text:style-name="T3">LastName”: “Cezar”,</text:span></text:p>
            <text:p><text:span text:style-name="T4">“Email”: “</text:span><text:span text:style-name="T5"> </text:span><text:span text:style-name="T6"><text:a xlink:href="mailto:ruancezar@gmail.com" xlink:type="simple">ruancezar@gmail.com</text:a></text:span><text:span text:style-name="T7">”,</text:span></text:p>
            <text:p><text:span text:style-name="T8">“</text:span><text:span text:style-name="T9">CEP”: “49039100”,</text:span></text:p>
            <text:p><text:span text:style-name="T8">“</text:span><text:span text:style-name="T9">CPF”: “84812345671”,</text:span></text:p>
            <text:p><text:span text:style-name="T8">“</text:span><text:span text:style-name="T9">PASSWORD”: “1234356”</text:span></text:p>
            <text:p><text:span text:style-name="T10">}</text:span></text:p>
          </table:table-cell>
        </table:table-row>
        <table:table-row table:style-name="ro3">
          <table:table-cell table:style-name="ce8" office:value-type="string" calcext:value-type="string">
            <text:p>/user/signin</text:p>
          </table:table-cell>
          <table:table-cell table:style-name="ce3" office:value-type="string" calcext:value-type="string">
            <text:p><text:span text:style-name="T11">{</text:span></text:p>
            <text:p><text:span text:style-name="T12"/></text:p>
            <text:p><text:span text:style-name="T13">“Email”: “</text:span><text:span text:style-name="T14"> </text:span><text:span text:style-name="T15"><text:a xlink:href="mailto:ruancezar@gmail.com" xlink:type="simple">ruancezar@gmail.com</text:a></text:span><text:span text:style-name="T16">”,</text:span></text:p>
            <text:p><text:span text:style-name="T17">“</text:span><text:span text:style-name="T18">PASSWORD”: “1234356”</text:span></text:p>
            <text:p><text:span text:style-name="T19">}</text:span></text:p>
          </table:table-cell>
        </table:table-row>
        <table:table-row table:style-name="ro4">
          <table:table-cell office:value-type="string" calcext:value-type="string">
            <text:p>/admin/signup</text:p>
          </table:table-cell>
          <table:table-cell office:value-type="string" calcext:value-type="string">
            <text:p><text:span text:style-name="T11">{</text:span></text:p>
            <text:p><text:span text:style-name="T20">“Email”: “</text:span><text:span text:style-name="T21"> </text:span><text:span text:style-name="T22">ruanadmin@gmail.com</text:span><text:span text:style-name="T21">”,</text:span></text:p>
            <text:p><text:span text:style-name="T23">“</text:span><text:span text:style-name="T24">PASSWORD”: “1234356”</text:span></text:p>
            <text:p><text:span text:style-name="T19">}</text:span></text:p>
          </table:table-cell>
        </table:table-row>
        <table:table-row table:style-name="ro2">
          <table:table-cell table:style-name="ce8" office:value-type="string" calcext:value-type="string">
            <text:p>/admin/signin</text:p>
          </table:table-cell>
          <table:table-cell table:style-name="ce3" office:value-type="string" calcext:value-type="string">
            <text:p><text:span text:style-name="T11">{</text:span></text:p>
            <text:p><text:span text:style-name="T25">“</text:span><text:span text:style-name="T12">Name”: ”Ruan”,</text:span></text:p>
            <text:p><text:span text:style-name="T25">”</text:span><text:span text:style-name="T12">LastName”: “Cezar”,</text:span></text:p>
            <text:p><text:span text:style-name="T26">“Email”: “</text:span><text:span text:style-name="T27"> </text:span><text:span text:style-name="T28">ruanadmin@gmail.com</text:span><text:span text:style-name="T29">”,</text:span></text:p>
            <text:p><text:span text:style-name="T17">“</text:span><text:span text:style-name="T18">CEP”: “49039100”,</text:span></text:p>
            <text:p><text:span text:style-name="T17">“</text:span><text:span text:style-name="T18">CPF”: “84812345671”,</text:span></text:p>
            <text:p><text:span text:style-name="T17">“</text:span><text:span text:style-name="T18">PASSWORD”: “1234356”</text:span></text:p>
            <text:p><text:span text:style-name="T19">}</text:span></text:p>
          </table:table-cell>
        </table:table-row>
        <table:table-row table:style-name="ro5">
          <table:table-cell office:value-type="string" calcext:value-type="string">
            <text:p>/goods/sale</text:p>
          </table:table-cell>
          <table:table-cell office:value-type="string" calcext:value-type="string">
            <text:p><text:span text:style-name="T30">{</text:span></text:p>
            <text:p><text:span text:style-name="T31">“</text:span><text:span text:style-name="T32">Good Name”: ”Capa”,</text:span></text:p>
            <text:p><text:span text:style-name="T2">”</text:span><text:span text:style-name="T3">Good Type”: “Iphone”,</text:span></text:p>
            <text:p><text:span text:style-name="T8">“</text:span><text:span text:style-name="T9">Good Code”: “49039100”,</text:span></text:p>
            <text:p><text:span text:style-name="T8">“</text:span><text:span text:style-name="T9">Good Value”: “15,00”</text:span></text:p>
            <text:p><text:span text:style-name="T10">}</text:span></text:p>
          </table:table-cell>
        </table:table-row>
        <table:table-row table:style-name="ro6">
          <table:table-cell table:style-name="ce8" office:value-type="string" calcext:value-type="string">
            <text:p>/goods/update</text:p>
          </table:table-cell>
          <table:table-cell table:style-name="ce3" office:value-type="string" calcext:value-type="string">
            <text:p><text:span text:style-name="T33">{</text:span></text:p>
            <text:p><text:span text:style-name="T34">“</text:span><text:span text:style-name="T35">Good Name”: ”Capa”,</text:span></text:p>
            <text:p><text:span text:style-name="T25">”</text:span><text:span text:style-name="T12">Good Type”: “Iphone”,</text:span></text:p>
            <text:p><text:span text:style-name="T17">“</text:span><text:span text:style-name="T18">Good Code”: “49039100”</text:span></text:p>
            <text:p><text:span text:style-name="T17">“</text:span><text:span text:style-name="T18">Good Value”: “15,00”,</text:span></text:p>
            <text:p><text:span text:style-name="T18">“Status”: “false”</text:span></text:p>
            <text:p><text:span text:style-name="T19">}</text:span></text:p>
          </table:table-cell>
        </table:table-row>
        <table:table-row table:style-name="ro7">
          <table:table-cell office:value-type="string" calcext:value-type="string">
            <text:p>/goods/delete</text:p>
          </table:table-cell>
          <table:table-cell office:value-type="string" calcext:value-type="string">
            <text:p><text:span text:style-name="T33">{</text:span></text:p>
            <text:p><text:span text:style-name="T36">“</text:span><text:span text:style-name="T37">Good Code”: “49039100”,</text:span></text:p>
            <text:p><text:span text:style-name="T18">“Status”: “false”</text:span></text:p>
            <text:p><text:span text:style-name="T19">}</text:span></text:p>
          </table:table-cell>
        </table:table-row>
        <table:table-row table:style-name="ro7">
          <table:table-cell table:style-name="ce8" office:value-type="string" calcext:value-type="string">
            <text:p>/goods/cart</text:p>
          </table:table-cell>
          <table:table-cell table:style-name="ce3" office:value-type="string" calcext:value-type="string">
            <text:p><text:span text:style-name="T33">{</text:span></text:p>
            <text:p><text:span text:style-name="T34">“</text:span><text:span text:style-name="T35">Good Name”: ”Capa”,</text:span></text:p>
            <text:p><text:span text:style-name="T38">“</text:span><text:span text:style-name="T39">Good Value”: “15,00”</text:span></text:p>
            <text:p><text:span text:style-name="T19">}</text:span></text:p>
          </table:table-cell>
        </table:table-row>
        <table:table-row table:style-name="ro8">
          <table:table-cell office:value-type="string" calcext:value-type="string">
            <text:p>/goods/search/?goods_name=capa_cel</text:p>
          </table:table-cell>
          <table:table-cell office:value-type="string" calcext:value-type="string">
            <text:p><text:span text:style-name="T33">{</text:span></text:p>
            <text:p><text:span text:style-name="T40">“</text:span><text:span text:style-name="T41">Good Name”: ”Capa”,</text:span></text:p>
            <text:p><text:span text:style-name="T19">}</text:span></text:p>
          </table:table-cell>
        </table:table-row>
        <table:table-row table:style-name="ro9">
          <table:table-cell table:style-name="ce9" office:value-type="string" calcext:value-type="string">
            <text:p>/admin/delete_user</text:p>
          </table:table-cell>
          <table:table-cell table:style-name="ce3" office:value-type="string" calcext:value-type="string">
            <text:p><text:span text:style-name="T11">{</text:span></text:p>
            <text:p><text:span text:style-name="T42"/></text:p>
            <text:p><text:span text:style-name="T17">“</text:span><text:span text:style-name="T18">CPF”: “84812345671”,</text:span></text:p>
            <text:p><text:span text:style-name="T43">“Status”: “false”</text:span></text:p>
            <text:p><text:span text:style-name="T19">}</text:span></text:p>
          </table:table-cell>
        </table:table-row>
      </table:table>
      <table:table table:name="Database Query" table:style-name="ta1">
        <table:table-column table:style-name="co9" table:default-cell-style-name="ce2"/>
        <table:table-column table:style-name="co10" table:default-cell-style-name="ce10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Database Query</text:p>
          </table:table-cell>
        </table:table-row>
        <table:table-row table:style-name="ro10">
          <table:table-cell office:value-type="string" calcext:value-type="string">
            <text:p>/user/signup</text:p>
          </table:table-cell>
          <table:table-cell table:style-name="ce2" office:value-type="string" calcext:value-type="string">
            <text:p>INSERT INTO users(</text:p>
            <text:p>name,lastname, e-mail,cep,cpf,password</text:p>
            <text:p>)</text:p>
            <text:p>VALUES(</text:p>
            <text:p>Ruan,Cezar,<text:a xlink:href="mailto:ruancezar@gmail.com" xlink:type="simple">ruancezar@gmail.com</text:a>,12341234,12313212323,123456</text:p>
            <text:p>);</text:p>
          </table:table-cell>
        </table:table-row>
        <table:table-row table:style-name="ro11">
          <table:table-cell table:style-name="ce3" office:value-type="string" calcext:value-type="string">
            <text:p>/user/signin</text:p>
          </table:table-cell>
          <table:table-cell table:style-name="ce3" office:value-type="string" calcext:value-type="string">
            <text:p>SELECT e-mail,password FROM users WHERE</text:p>
            <text:p> e-mail = <text:a xlink:href="mailto:ruancezar@gmail.com" xlink:type="simple">ruancezar@gmail.com</text:a> AND password = 123456;</text:p>
          </table:table-cell>
        </table:table-row>
        <table:table-row table:style-name="ro10">
          <table:table-cell office:value-type="string" calcext:value-type="string">
            <text:p>/admin/signup</text:p>
          </table:table-cell>
          <table:table-cell office:value-type="string" calcext:value-type="string">
            <text:p><text:span text:style-name="T44">INSERT INTO users(</text:span></text:p>
            <text:p><text:span text:style-name="T44">name,lastname, e-mail,cep,cpf,password</text:span></text:p>
            <text:p><text:span text:style-name="T44">)</text:span></text:p>
            <text:p><text:span text:style-name="T44">VALUES(</text:span></text:p>
            <text:p><text:span text:style-name="T44">Ruan,Cezar,ruanadmin@gmail.com,12341234,12313212323,123456</text:span></text:p>
            <text:p><text:span text:style-name="T44">);</text:span></text:p>
          </table:table-cell>
        </table:table-row>
        <table:table-row table:style-name="ro11">
          <table:table-cell table:style-name="ce3" office:value-type="string" calcext:value-type="string">
            <text:p>/admin/signin</text:p>
          </table:table-cell>
          <table:table-cell table:style-name="ce3" office:value-type="string" calcext:value-type="string">
            <text:p><text:span text:style-name="T45">SELECT e-mail,password FROM admin WHERE</text:span></text:p>
            <text:p><text:span text:style-name="T45"> e-mail = </text:span><text:span text:style-name="T45"><text:a xlink:href="mailto:ruanadmin@gmail.com" xlink:type="simple">ruanadmin@gmail.com</text:a></text:span><text:span text:style-name="T45"> AND password = 123456;</text:span></text:p>
          </table:table-cell>
        </table:table-row>
        <table:table-row table:style-name="ro10">
          <table:table-cell office:value-type="string" calcext:value-type="string">
            <text:p>/goods/sale</text:p>
          </table:table-cell>
          <table:table-cell office:value-type="string" calcext:value-type="string">
            <text:p><text:span text:style-name="T44">INSERT INTO goods(</text:span></text:p>
            <text:p><text:span text:style-name="T44">name,type, code,value</text:span></text:p>
            <text:p><text:span text:style-name="T44">)</text:span></text:p>
            <text:p><text:span text:style-name="T44">VALUES(</text:span></text:p>
            <text:p><text:span text:style-name="T44">Capa, Iphone, 01, 15</text:span></text:p>
            <text:p><text:span text:style-name="T44">);</text:span></text:p>
          </table:table-cell>
        </table:table-row>
        <table:table-row table:style-name="ro11">
          <table:table-cell table:style-name="ce3" office:value-type="string" calcext:value-type="string">
            <text:p>/goods/buy</text:p>
          </table:table-cell>
          <table:table-cell table:style-name="ce4" office:value-type="string" calcext:value-type="string">
            <text:p><text:span text:style-name="T44">SELECT name, type FROM goods WHERE</text:span></text:p>
            <text:p><text:span text:style-name="T44"> name = Capa  AND type = Iphone;</text:span></text:p>
          </table:table-cell>
        </table:table-row>
        <table:table-row table:style-name="ro11">
          <table:table-cell office:value-type="string" calcext:value-type="string">
            <text:p>/goods/update</text:p>
          </table:table-cell>
          <table:table-cell table:style-name="ce2" office:value-type="string" calcext:value-type="string">
            <text:p>UPDATE goods SET nome=Capa WHERE type=Samsung AND </text:p>
            <text:p>Value = 20;</text:p>
          </table:table-cell>
        </table:table-row>
        <table:table-row table:style-name="ro1">
          <table:table-cell table:style-name="ce3" office:value-type="string" calcext:value-type="string">
            <text:p>/goods/delete</text:p>
          </table:table-cell>
          <table:table-cell table:style-name="ce3" office:value-type="string" calcext:value-type="string">
            <text:p>UPDATE goods SET STATUS = FALSE WHERE code = 01;</text:p>
          </table:table-cell>
        </table:table-row>
        <table:table-row table:style-name="ro12">
          <table:table-cell office:value-type="string" calcext:value-type="string">
            <text:p>/goods/cart</text:p>
          </table:table-cell>
          <table:table-cell table:style-name="ce2" office:value-type="string" calcext:value-type="string">
            <text:p>INSERT INTO users(</text:p>
            <text:p>name,value</text:p>
            <text:p>)</text:p>
            <text:p>VALUES(</text:p>
            <text:p>Capa, 15);</text:p>
          </table:table-cell>
        </table:table-row>
        <table:table-row table:style-name="ro11">
          <table:table-cell table:style-name="ce3" office:value-type="string" calcext:value-type="string">
            <text:p>/goods/list</text:p>
          </table:table-cell>
          <table:table-cell table:style-name="ce4" office:value-type="string" calcext:value-type="string">
            <text:p><text:span text:style-name="T44">SELECT name, type FROM goods WHERE</text:span></text:p>
            <text:p><text:span text:style-name="T44"> name = Capa  AND type = Iphone AND value = 15;</text:span></text:p>
          </table:table-cell>
        </table:table-row>
        <table:table-row table:style-name="ro11">
          <table:table-cell office:value-type="string" calcext:value-type="string">
            <text:p>/goods/search/?goods_name=capa_cel</text:p>
          </table:table-cell>
          <table:table-cell office:value-type="string" calcext:value-type="string">
            <text:p><text:span text:style-name="T44">SELECT name FROM goods WHERE</text:span></text:p>
            <text:p><text:span text:style-name="T44"> name = Capa;</text:span></text:p>
          </table:table-cell>
        </table:table-row>
        <table:table-row table:style-name="ro1">
          <table:table-cell table:style-name="ce4" office:value-type="string" calcext:value-type="string">
            <text:p>/admin/delete_user</text:p>
          </table:table-cell>
          <table:table-cell table:style-name="ce4" office:value-type="string" calcext:value-type="string">
            <text:p>UPDATE goods SET STATUS = FALSE WHERE CPF = 010382183;</text:p>
          </table:table-cell>
        </table:table-row>
        <table:table-row table:style-name="ro11">
          <table:table-cell office:value-type="string" calcext:value-type="string">
            <text:p>/admin/goods_list</text:p>
          </table:table-cell>
          <table:table-cell office:value-type="string" calcext:value-type="string">
            <text:p><text:span text:style-name="T44">SELECT name, type FROM goods WHERE</text:span></text:p>
            <text:p><text:span text:style-name="T44"> name = Capa  AND type = Iphone AND value = 15;</text:span></text:p>
          </table:table-cell>
        </table:table-row>
        <table:table-row table:style-name="ro11">
          <table:table-cell table:style-name="ce3" office:value-type="string" calcext:value-type="string">
            <text:p>/goods/invoice</text:p>
          </table:table-cell>
          <table:table-cell table:style-name="ce4" office:value-type="string" calcext:value-type="string">
            <text:p><text:span text:style-name="T44">SELECT code, name, value type FROM invoices WHERE</text:span></text:p>
            <text:p><text:span text:style-name="T44"> Code = 01 AND name = Capa  AND type = Iphone AND value = 15;</text:span></text:p>
          </table:table-cell>
        </table:table-row>
      </table:table>
      <table:table table:name="Body(Response)" table:style-name="ta1"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1" office:value-type="string" calcext:value-type="string">
            <text:p>URI</text:p>
          </table:table-cell>
          <table:table-cell table:style-name="ce1" office:value-type="string" calcext:value-type="string">
            <text:p>Body(Response)</text:p>
          </table:table-cell>
        </table:table-row>
        <table:table-row table:style-name="ro13">
          <table:table-cell office:value-type="string" calcext:value-type="string">
            <text:p>/user/signup</text:p>
          </table:table-cell>
          <table:table-cell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table:style-name="ce12" office:value-type="string" calcext:value-type="string">
            <text:p>/user/signin</text:p>
          </table:table-cell>
          <table:table-cell table:style-name="ce12"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office:value-type="string" calcext:value-type="string">
            <text:p>/admin/signup</text:p>
          </table:table-cell>
          <table:table-cell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table:style-name="ce12" office:value-type="string" calcext:value-type="string">
            <text:p>/admin/signin</text:p>
          </table:table-cell>
          <table:table-cell table:style-name="ce12"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office:value-type="string" calcext:value-type="string">
            <text:p>/goods/sale</text:p>
          </table:table-cell>
          <table:table-cell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table:style-name="ce12" office:value-type="string" calcext:value-type="string">
            <text:p>/goods/buy</text:p>
          </table:table-cell>
          <table:table-cell table:style-name="ce12"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office:value-type="string" calcext:value-type="string">
            <text:p>/goods/update</text:p>
          </table:table-cell>
          <table:table-cell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table:style-name="ce12" office:value-type="string" calcext:value-type="string">
            <text:p>/goods/delete</text:p>
          </table:table-cell>
          <table:table-cell table:style-name="ce12"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office:value-type="string" calcext:value-type="string">
            <text:p>/goods/cart</text:p>
          </table:table-cell>
          <table:table-cell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table:style-name="ce12" office:value-type="string" calcext:value-type="string">
            <text:p>/goods/list</text:p>
          </table:table-cell>
          <table:table-cell table:style-name="ce12"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office:value-type="string" calcext:value-type="string">
            <text:p>/goods/search/?goods_name=capa_cel</text:p>
          </table:table-cell>
          <table:table-cell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table:style-name="ce13" office:value-type="string" calcext:value-type="string">
            <text:p>/admin/delete_user</text:p>
          </table:table-cell>
          <table:table-cell table:style-name="ce12"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office:value-type="string" calcext:value-type="string">
            <text:p>/admin/goods_list</text:p>
          </table:table-cell>
          <table:table-cell office:value-type="string" calcext:value-type="string">
            <text:p>{</text:p>
            <text:p>“code” : 200 “message”: “OK”</text:p>
            <text:p>}</text:p>
          </table:table-cell>
        </table:table-row>
        <table:table-row table:style-name="ro13">
          <table:table-cell table:style-name="ce12" office:value-type="string" calcext:value-type="string">
            <text:p>/goods/invoice</text:p>
          </table:table-cell>
          <table:table-cell table:style-name="ce12" office:value-type="string" calcext:value-type="string">
            <text:p>{</text:p>
            <text:p>“code” : 200 “message”: “OK”</text:p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roman" style:font-pitch="variable"/>
    <style:font-face style:name="Liberation Sans1" svg:font-family="'Liberation Sans', Arial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5:17:15.252875062</meta:creation-date>
    <dc:date>2017-08-28T16:16:52.392557839</dc:date>
    <meta:editing-duration>PT9M51S</meta:editing-duration>
    <meta:editing-cycles>6</meta:editing-cycles>
    <meta:generator>LibreOffice/5.1.6.2$Linux_X86_64 LibreOffice_project/10m0$Build-2</meta:generator>
    <meta:document-statistic meta:table-count="4" meta:cell-count="157" meta:object-count="0"/>
  </office:meta>
</office:document-meta>
</file>